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4c126" officeooo:paragraph-rsid="0014c126"/>
    </style:style>
    <style:style style:name="P2" style:family="paragraph" style:parent-style-name="Standard">
      <style:text-properties officeooo:rsid="0014c126" officeooo:paragraph-rsid="0015d034"/>
    </style:style>
    <style:style style:name="P3" style:family="paragraph" style:parent-style-name="Standard">
      <style:text-properties officeooo:rsid="0014c126" officeooo:paragraph-rsid="0017a01e"/>
    </style:style>
    <style:style style:name="P4" style:family="paragraph" style:parent-style-name="Standard">
      <style:text-properties officeooo:rsid="0015d034" officeooo:paragraph-rsid="0014c126"/>
    </style:style>
    <style:style style:name="P5" style:family="paragraph" style:parent-style-name="Standard">
      <style:text-properties officeooo:rsid="0015d034" officeooo:paragraph-rsid="0015d034"/>
    </style:style>
    <style:style style:name="P6" style:family="paragraph" style:parent-style-name="Standard">
      <style:text-properties officeooo:rsid="0017a01e" officeooo:paragraph-rsid="0017a01e"/>
    </style:style>
    <style:style style:name="P7" style:family="paragraph" style:parent-style-name="Table_20_Contents">
      <style:text-properties officeooo:rsid="0017a01e" officeooo:paragraph-rsid="0017a01e"/>
    </style:style>
    <style:style style:name="P8" style:family="paragraph" style:parent-style-name="Table_20_Contents">
      <style:text-properties officeooo:rsid="00197593" officeooo:paragraph-rsid="00197593"/>
    </style:style>
    <style:style style:name="P9" style:family="paragraph" style:parent-style-name="Standard">
      <style:text-properties officeooo:rsid="0014c126" officeooo:paragraph-rsid="0014c126"/>
    </style:style>
    <style:style style:name="P10" style:family="paragraph" style:parent-style-name="Standard">
      <style:paragraph-properties fo:text-align="center" style:justify-single-word="false"/>
      <style:text-properties officeooo:paragraph-rsid="001b18ea"/>
    </style:style>
    <style:style style:name="P11" style:family="paragraph" style:parent-style-name="Standard">
      <style:paragraph-properties fo:text-align="center" style:justify-single-word="false"/>
      <style:text-properties fo:font-style="italic" officeooo:paragraph-rsid="001b18ea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size="12pt" officeooo:paragraph-rsid="001b18ea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121fae" officeooo:paragraph-rsid="001b18e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end" style:justify-single-word="false"/>
      <style:text-properties officeooo:paragraph-rsid="001b18ea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paragraph-rsid="001b18ea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paragraph-rsid="001b18ea" style:font-size-asian="16pt" style:font-weight-asian="bold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paragraph-rsid="001b18ea" style:font-size-asian="16pt" style:font-weight-asian="normal" style:font-size-complex="16pt" style:font-weight-complex="normal"/>
    </style:style>
    <style:style style:name="P18" style:family="paragraph" style:parent-style-name="Standard">
      <style:text-properties officeooo:rsid="001b18ea" officeooo:paragraph-rsid="001b18ea"/>
    </style:style>
    <style:style style:name="P19" style:family="paragraph" style:parent-style-name="Standard" style:list-style-name="L1">
      <style:text-properties officeooo:paragraph-rsid="001b18ea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officeooo:paragraph-rsid="001b18ea"/>
    </style:style>
    <style:style style:name="P21" style:family="paragraph" style:parent-style-name="Heading_20_1">
      <style:text-properties officeooo:paragraph-rsid="001b18ea"/>
    </style:style>
    <style:style style:name="P22" style:family="paragraph" style:parent-style-name="Heading_20_1">
      <style:text-properties officeooo:rsid="001b18ea" officeooo:paragraph-rsid="001b18ea"/>
    </style:style>
    <style:style style:name="T1" style:family="text">
      <style:text-properties officeooo:rsid="0015d034"/>
    </style:style>
    <style:style style:name="T2" style:family="text">
      <style:text-properties officeooo:rsid="0017a01e"/>
    </style:style>
    <style:style style:name="T3" style:family="text">
      <style:text-properties officeooo:rsid="0018fb03"/>
    </style:style>
    <style:style style:name="T4" style:family="text">
      <style:text-properties fo:language="ru" fo:country="RU" officeooo:rsid="001b18e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b18ea"/>
    </style:style>
    <style:style style:name="T7" style:family="text">
      <style:text-properties officeooo:rsid="001b18ea"/>
    </style:style>
    <style:style style:name="T8" style:family="text">
      <style:text-properties officeooo:rsid="006f3adb"/>
    </style:style>
    <style:style style:name="T9" style:family="text">
      <style:text-properties officeooo:rsid="000e1b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ФЕДЕРАЛЬНОЕ АГЕНТСТВО СВЯЗИ<text:line-break/><text:line-break/>ФЕДЕРАЛЬНОЕ ГОСУДАРСТВЕННОЕ <text:span text:style-name="T8">БЮДЖЕТНОЕ</text:span><text:line-break/><text:span text:style-name="T8">ОБРАЗОВАТЕЛЬНОЕ У</text:span>ЧРЕЖДЕНИЕ ВЫСШЕГО ОБРАЗОВАНИЯ<text:line-break/>«СИБИРСКИЙ ГОСУДАРСТВЕННЫЙ УНИВЕРСИТЕТ<text:line-break/>ТЕЛЕКОММУНИКАЦИЙ И ИНФОРМАТИКИ»<text:line-break/><text:line-break/>ФАКУЛЬТЕТ ИНФОРМАТИКИ И ВЫЧИСЛИТЕЛЬНОЙ ТЕХНИКИ</text:p>
      <text:p text:style-name="P10"/>
      <text:p text:style-name="P10"/>
      <text:p text:style-name="P11"/>
      <text:p text:style-name="P10"/>
      <text:p text:style-name="P10"/>
      <text:p text:style-name="P10"/>
      <text:p text:style-name="P12">Кафедра вычислительных систем</text:p>
      <text:p text:style-name="P14"/>
      <text:p text:style-name="P14"/>
      <text:p text:style-name="P14"/>
      <text:h text:style-name="P21" text:outline-level="1"/>
      <text:p text:style-name="P14"/>
      <text:p text:style-name="P15">ОТЧЁТ</text:p>
      <text:p text:style-name="P17">по <text:span text:style-name="T9">лабораторной работе №1</text:span></text:p>
      <text:p text:style-name="P17">по дисциплине </text:p>
      <text:p text:style-name="P17">«<text:span text:style-name="T4">Распределённые вычислительные системы и технологии</text:span>»</text:p>
      <text:p text:style-name="P16"/>
      <text:p text:style-name="P16"/>
      <text:p text:style-name="P16"/>
      <text:p text:style-name="P14">Выполнил:<text:line-break/>студент группы <text:span text:style-name="T7">МГ</text:span><text:span text:style-name="T5">-</text:span><text:span text:style-name="T6">165</text:span><text:line-break/><text:span text:style-name="T7">Гайдай</text:span> <text:span text:style-name="T7">А</text:span>. <text:span text:style-name="T7">В</text:span>.<text:line-break/><text:line-break/>Проверил:</text:p>
      <text:p text:style-name="P14"><text:span text:style-name="T7">Фульман В. О.</text:span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3">Новосибирск – 201<text:span text:style-name="T7">6</text:span></text:p>
      <text:p text:style-name="P1"/>
      <text:p text:style-name="P1"/>
      <text:p text:style-name="P1"/>
      <text:h text:style-name="P22" text:outline-level="1"><text:soft-page-break/>Формулировка задачи </text:h>
      <text:h text:style-name="Heading_20_3" text:outline-level="3">Базовые задания</text:h>
      <text:p text:style-name="P18"/>
      <text:p text:style-name="P18">1. Подключитесь к ресурсу ssh://jet.cpct.sibsutis.ru:22. После первого подключения измените пароль для своей учетной записи.</text:p>
      <text:p text:style-name="P18"/>
      <text:p text:style-name="P18">2. Подготовьте программное обеспечение, реализующее алгоритм умножения двух прямоугольных матриц целых чисел. Размеры матриц задаются параметрами командной строки.</text:p>
      <text:p text:style-name="P18">Исходные матрицы генерируются псевдослучайным образом (стандартный генератор). Исходные матрицы и результат их перемножения выводятся в стандартный поток вывода. Язык</text:p>
      <text:p text:style-name="P18">программирования и средства разработки, с использованием которых будет реализовано</text:p>
      <text:p text:style-name="P18">программное обеспечение, выбираются из числа доступных в распределённой вычислительной системе Jet.</text:p>
      <text:p text:style-name="P18"/>
      <text:p text:style-name="P18">3. Опишите задачу, требующую для своего решения один узел и одно ядро на нем. При решении задачи должно запускаться программное обеспечение, реализованное в п. 2. Размеры</text:p>
      <text:p text:style-name="P18">перемножаемых матриц задаются в виде трех чисел: M (количество строк в 1 таблице), N (количество столбцов в 1 таблице и строк во 2 таблице), P (количество столбцов 2 таблицы), где</text:p>
      <text:p text:style-name="P18">M – линейный номер задач в её полном идентификаторе, N – удвоенное значение M, P –</text:p>
      <text:p text:style-name="P18">длина строки, содержащей сетевое имя узла, на котором выполняется задача.</text:p>
      <text:p text:style-name="P18"/>
      <text:p text:style-name="P18">4. Поставьте задачу по умножению матриц в очередь. Посмотрите состояние очереди. Дождитесь завершения решения задачи и убедитесь в правильности выполнения программного</text:p>
      <text:p text:style-name="P18">обеспечения.</text:p>
      <text:p text:style-name="P18"/>
      <text:h text:style-name="Heading_20_3" text:outline-level="3">Основные задания</text:h>
      <text:p text:style-name="P18"/>
      <text:p text:style-name="P18">5. Сконфигурируйте учетную запись в системе Jet так, чтобы при подключении по SSH использовалась пара открытый/закрытый ключ. Убедитесь, что теперь при подключении к системе, аутентификация происходит автоматически (без запроса паролей).</text:p>
      <text:p text:style-name="P18"/>
      <text:p text:style-name="P18">6. Используя технологию X11 forwarding запустите графический редактор gedit и создайте в домашнем каталоге на основном узле системы Jet текстовый файл, в котором разместите информацию о себе: номер группы, учетная запись, ФИО.</text:p>
      <text:p text:style-name="P18"/>
      <text:p text:style-name="P18">7. Создайте описание задачи, требующей для своего решения два вычислительных узла и три</text:p>
      <text:p text:style-name="P18">вычислительных ядра на каждом. Запустите задачу в интерактивном режиме. После получения доступа к командной строке выведите на экран содержимое всех переменных среды окружения, начинающихся с префикса PBS_. Выведите на экран содержимое файла, в котором указаны имена узлов, выделенных для решения задачи. Используя команду mount определите каким образом сконфигурирована файловая система на вычислительном узле.</text:p>
      <text:p text:style-name="P18"/>
      <text:h text:style-name="Heading_20_3" text:outline-level="3">Задания повышенной сложности</text:h>
      <text:p text:style-name="P18"/>
      <text:p text:style-name="P18"><text:soft-page-break/>8. Разработайте распределённое программное обеспечение реализующее следующий функци-</text:p>
      <text:p text:style-name="P18">онал:</text:p>
      <text:p text:style-name="P18"/>
      <text:list xml:id="list3474588605959427726" text:style-name="L1">
        <text:list-item>
          <text:p text:style-name="P19"><text:span text:style-name="T7">Модуль вывода информации о состоянии вычислительных узлов системы Jet. Запуск модуля возможен только на внешнем узле. Состоянием узлов считаем значения полей: state, power_state и jobs.</text:span></text:p>
        </text:list-item>
        <text:list-item>
          <text:p text:style-name="P19"><text:span text:style-name="T7">Модуль отображения состояния распределённой вычислительной системы. Использует информацию, получаемую от первого модуля или загружаемую из локального файла (текущее состояние распределённой системы должно сохранятся в локальный файл).</text:span></text:p>
          <text:p text:style-name="P19"/>
        </text:list-item>
      </text:list>
      <text:p text:style-name="P18">Интерфейс модуля отображения состояния распределённой системы значения не имеет (может быть текстовый, графический и т.п.)</text:p>
      <text:p text:style-name="P1"/>
      <text:p text:style-name="P1"/>
      <text:p text:style-name="P1"/>
      <text:h text:style-name="P22" text:outline-level="1">Решение</text:h>
      <text:p text:style-name="P1"/>
      <text:p text:style-name="P1">1. [<text:a xlink:type="simple" xlink:href="mailto:user@localhost" text:style-name="Internet_20_link" text:visited-style-name="Visited_20_Internet_20_Link">user@localhost</text:a> lab_01]$ ssh <text:a xlink:type="simple" xlink:href="mailto:gaidai@jet.cpct.sibsutis.ru" text:style-name="Internet_20_link" text:visited-style-name="Visited_20_Internet_20_Link">gaidai@jet.cpct.sibsutis.ru</text:a></text:p>
      <text:p text:style-name="P1"/>
      <text:p text:style-name="P1">2. см. /home/students/mg165/gaidai/DCS/lab_01/Mul_Matrix.c</text:p>
      <text:p text:style-name="P1"/>
      <text:p text:style-name="P1">3. [<text:a xlink:type="simple" xlink:href="mailto:gaidai@jet" text:style-name="Internet_20_link" text:visited-style-name="Visited_20_Internet_20_Link">gaidai@jet</text:a> lab_01]$ <text:span text:style-name="T1">make</text:span></text:p>
      <text:p text:style-name="P2"><text:s text:c="4"/>[<text:a xlink:type="simple" xlink:href="mailto:gaidai@jet" text:style-name="Internet_20_link" text:visited-style-name="Visited_20_Internet_20_Link">gaidai@jet</text:a> lab_01]$ <text:span text:style-name="T1">vi task_01.job</text:span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#PBS -N out_file</text:p>
            <text:p text:style-name="P2">#PBS -l nodes=1:ppn=1</text:p>
            <text:p text:style-name="P2">#PBS -j oe</text:p>
            <text:p text:style-name="P2"/>
            <text:p text:style-name="P2">cd $PBS_O_WORKDIR</text:p>
            <text:p text:style-name="P2">let M=`env echo $PBS_JOBID | tr -cd "[0-9]"`</text:p>
            <text:p text:style-name="P2">let N=M*2</text:p>
            <text:p text:style-name="P2">P=`expr length $HOSTNAME`</text:p>
            <text:p text:style-name="P2"/>
            <text:p text:style-name="P2">./Mul_Matrix.out $M $N $P</text:p>
          </table:table-cell>
        </table:table-row>
      </table:table>
      <text:p text:style-name="P5"/>
      <text:p text:style-name="P4"/>
      <text:p text:style-name="P1">см. /home/students/mg165/gaidai/DCS/lab_01/task_01.job</text:p>
      <text:p text:style-name="P1"/>
      <text:p text:style-name="P1">4.[<text:a xlink:type="simple" xlink:href="mailto:gaidai@jet" text:style-name="Internet_20_link" text:visited-style-name="Visited_20_Internet_20_Link">gaidai@jet</text:a> lab_01]$ qsub task_01.job</text:p>
      <text:p text:style-name="P1"><text:s text:c="3"/>[<text:a xlink:type="simple" xlink:href="mailto:gaidai@jet" text:style-name="Internet_20_link" text:visited-style-name="Visited_20_Internet_20_Link">gaidai@jet</text:a> lab_01]$ qstat</text:p>
      <text:p text:style-name="P1"><text:s text:c="3"/>[<text:a xlink:type="simple" xlink:href="mailto:gaidai@jet" text:style-name="Internet_20_link" text:visited-style-name="Visited_20_Internet_20_Link">gaidai@jet</text:a> lab_01]$ less out_file.o*</text:p>
      <text:p text:style-name="P2"><text:s text:c="3"/>[<text:a xlink:type="simple" xlink:href="mailto:gaidai@jet" text:style-name="Internet_20_link" text:visited-style-name="Visited_20_Internet_20_Link">gaidai@jet</text:a> lab_01]$ <text:span text:style-name="T1">make clean</text:span></text:p>
      <text:p text:style-name="P1"/>
      <text:p text:style-name="P1"/>
      <text:p text:style-name="P1">5.[<text:a xlink:type="simple" xlink:href="mailto:user@localhost" text:style-name="Internet_20_link" text:visited-style-name="Visited_20_Internet_20_Link">user@localhost</text:a> <text:span text:style-name="T1">~</text:span>]$ ssh-<text:span text:style-name="T1">keygen -t rsa</text:span></text:p>
      <text:p text:style-name="P2"><text:s text:c="3"/>[<text:a xlink:type="simple" xlink:href="mailto:user@localhost" text:style-name="Internet_20_link" text:visited-style-name="Visited_20_Internet_20_Link">user@localhost</text:a> <text:span text:style-name="T1">~</text:span>]$ <text:span text:style-name="T1">scp .ssh/id_rsa.pub </text:span><text:a xlink:type="simple" xlink:href="mailto:gaidai@jet.cpct.sibsutis.ru" text:style-name="Internet_20_link" text:visited-style-name="Visited_20_Internet_20_Link"><text:span text:style-name="T1">gaidai@jet.cpct.sibsutis.ru</text:span></text:a><text:span text:style-name="T1">:</text:span> <text:s text:c="23"/></text:p>
      <text:p text:style-name="P2"><text:soft-page-break/><text:s text:c="3"/>[<text:a xlink:type="simple" xlink:href="mailto:user@localhost" text:style-name="Internet_20_link" text:visited-style-name="Visited_20_Internet_20_Link">user@localhost</text:a> <text:span text:style-name="T1">~</text:span>]$ <text:span text:style-name="T1">ssh gaidai@jet.cpct.sibsutis.ru "cat ./id_rsa.pub &gt;&gt; ./.ssh/authorized_keys"</text:span></text:p>
      <text:p text:style-name="P2"><text:s text:c="3"/>[<text:a xlink:type="simple" xlink:href="mailto:user@localhost" text:style-name="Internet_20_link" text:visited-style-name="Visited_20_Internet_20_Link">user@localhost</text:a> <text:span text:style-name="T1">~</text:span>]<text:span text:style-name="T1">$ ssh </text:span><text:a xlink:type="simple" xlink:href="mailto:gaidai@jet.cpct.sibsutis.ru" text:style-name="Internet_20_link" text:visited-style-name="Visited_20_Internet_20_Link"><text:span text:style-name="T1">gaidai@jet.cpct.sibsutis.ru</text:span></text:a></text:p>
      <text:p text:style-name="P2"><text:s text:c="3"/>[<text:a xlink:type="simple" xlink:href="mailto:gaidai@jet" text:style-name="Internet_20_link" text:visited-style-name="Visited_20_Internet_20_Link">gaidai@jet</text:a> <text:span text:style-name="T1">~</text:span>]<text:span text:style-name="T1">$ </text:span></text:p>
      <text:p text:style-name="P1"/>
      <text:p text:style-name="P1">6.[<text:a xlink:type="simple" xlink:href="mailto:user@localhost" text:style-name="Internet_20_link" text:visited-style-name="Visited_20_Internet_20_Link">user@localhost</text:a> <text:span text:style-name="T1">~</text:span>]<text:span text:style-name="T1">$ ssh -X </text:span><text:a xlink:type="simple" xlink:href="mailto:gaidai@jet.cpct.sibsutis.ru" text:style-name="Internet_20_link" text:visited-style-name="Visited_20_Internet_20_Link"><text:span text:style-name="T1">gaidai@jet.cpct.sibsutis.ru</text:span></text:a></text:p>
      <text:p text:style-name="P2"><text:span text:style-name="T7"><text:s text:c="3"/>[</text:span><text:a xlink:type="simple" xlink:href="mailto:gaidai@jet" text:style-name="Internet_20_link" text:visited-style-name="Visited_20_Internet_20_Link">gaidai@jet</text:a> <text:span text:style-name="T1">~</text:span>]<text:span text:style-name="T1">$ gedit info.txt</text:span></text:p>
      <text:p text:style-name="P2"/>
      <text:p text:style-name="P2">см. /home/students/mg165/gaidai/<text:span text:style-name="T1">info.txt</text:span></text:p>
      <text:p text:style-name="P2"/>
      <text:p text:style-name="P2"/>
      <text:p text:style-name="P1">7. [<text:a xlink:type="simple" xlink:href="mailto:gaidai@jet" text:style-name="Internet_20_link" text:visited-style-name="Visited_20_Internet_20_Link">gaidai@jet</text:a> lab_01]$ <text:span text:style-name="T1">make</text:span></text:p>
      <text:p text:style-name="P3"><text:s text:c="4"/>[<text:a xlink:type="simple" xlink:href="mailto:gaidai@jet" text:style-name="Internet_20_link" text:visited-style-name="Visited_20_Internet_20_Link">gaidai@jet</text:a> lab_01]$ <text:span text:style-name="T1">vi task_02.job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#PBS -N out_file</text:p>
            <text:p text:style-name="P7">#PBS -l nodes=2:ppn=3</text:p>
            <text:p text:style-name="P7">#PBS -j oe</text:p>
            <text:p text:style-name="P7"/>
            <text:p text:style-name="P7">cd $PBS_O_WORKDIR</text:p>
            <text:p text:style-name="P7"/>
            <text:p text:style-name="P7">./Mul_Matrix.out 5 3 5</text:p>
          </table:table-cell>
        </table:table-row>
      </table:table>
      <text:p text:style-name="P3"/>
      <text:p text:style-name="P3"><text:s text:c="3"/>[<text:a xlink:type="simple" xlink:href="mailto:gaidai@jet" text:style-name="Internet_20_link" text:visited-style-name="Visited_20_Internet_20_Link">gaidai@jet</text:a> lab_01]$ <text:span text:style-name="T2">qsub -I task_02.job</text:span></text:p>
      <text:p text:style-name="P6"><text:s text:c="3"/>[<text:a xlink:type="simple" xlink:href="mailto:gaidai@cn3" text:style-name="Internet_20_link" text:visited-style-name="Visited_20_Internet_20_Link">gaidai@cn3</text:a> ~]$ env | grep -E “PBS_*”</text:p>
      <text:p text:style-name="P6"><text:s text:c="3"/>[<text:a xlink:type="simple" xlink:href="mailto:gaidai@cn3" text:style-name="Internet_20_link" text:visited-style-name="Visited_20_Internet_20_Link">gaidai@cn3</text:a> ~]$ cat $PBS_NODEFILE</text:p>
      <text:p text:style-name="P6"><text:s text:c="3"/>[<text:a xlink:type="simple" xlink:href="mailto:gaidai@cn3" text:style-name="Internet_20_link" text:visited-style-name="Visited_20_Internet_20_Link">gaidai@cn3</text:a> ~]$ mount -l</text:p>
      <text:p text:style-name="P3"/>
      <text:p text:style-name="P1"/>
      <text:p text:style-name="P1">8. см. /home/students/mg165/gaidai/DCS/lab_01/<text:span text:style-name="T3">print_state_dcs.sh</text:span></text:p>
      <text:p text:style-name="P1"/>
      <text:p text:style-name="P18">display_state_dcs.sh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#!/bin/bash</text:p>
            <text:p text:style-name="P8"/>
            <text:p text:style-name="P8">clear</text:p>
            <text:p text:style-name="P8"/>
            <text:p text:style-name="P8">ssh gaidai@jet.cpct.sibsutis.ru "./DCS/lab_01/print_state_info.sh"</text:p>
            <text:p text:style-name="P8">scp gaidai@jet.cpct.sibsutis.ru:~/DCS/lab_01/.pbsnodes_info ./</text:p>
            <text:p text:style-name="P8"/>
            <text:p text:style-name="P8">cat .pbsnodes_inf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06:01.916244748</meta:creation-date>
    <dc:date>2016-10-21T11:38:13.917950641</dc:date>
    <meta:editing-duration>PT2H58M43S</meta:editing-duration>
    <meta:editing-cycles>4</meta:editing-cycles>
    <meta:generator>LibreOffice/4.4.7.2$Linux_X86_64 LibreOffice_project/40$Build-2</meta:generator>
    <meta:document-statistic meta:table-count="3" meta:image-count="0" meta:object-count="0" meta:page-count="4" meta:paragraph-count="78" meta:word-count="590" meta:character-count="4968" meta:non-whitespace-character-count="4379"/>
  </office:meta>
</office:document-meta>
</file>